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3: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3:53:28.65</dc:date>
    <meta:editing-duration>P132DT14H45M37S</meta:editing-duration>
    <meta:editing-cycles>318</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If Not(isParseFailure(result)) Then
			result(0) = reverse(result(0))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1 sec for 389 ~&gt; 389 aPerSec
	test_Parser_manyRev()
	test_Parser_many()
' 2 sec for 521 ~&gt; 174 aPerSec
	test_Parser_many1Rev()
	test_Parser_many1()
' 4 sec for 613 ~&gt; 153 aPerSec
	test_Parser_seq()
' 5 sec for 683 ~&gt; 137 aPerSec
	test_Parser_hexNum()
' 7 sec for 762 ~&gt; 109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